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4pt"/>
    </style:style>
    <style:style style:name="co2" style:family="table-column">
      <style:table-column-properties fo:break-before="auto" style:column-width="184.3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72.8pt"/>
    </style:style>
    <style:style style:name="co5" style:family="table-column">
      <style:table-column-properties fo:break-before="auto" style:column-width="10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7" style:family="table-cell" style:parent-style-name="Default">
      <style:table-cell-properties fo:background-color="#ffb6c1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37">
      <style:table-cell-properties fo:background-color="#ffb6c1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e9967a"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33">
      <style:table-cell-properties fo:background-color="#e9967a"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5" style:family="table-cell" style:parent-style-name="Default">
      <style:table-cell-properties fo:background-color="#dcdcdc"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133">
      <style:table-cell-properties fo:background-color="#dcdcdc"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33">
      <style:table-cell-properties style:text-align-source="fix" style:repeat-content="false" fo:background-color="transparent"/>
      <style:paragraph-properties fo:text-align="center" fo:margin-left="0pt"/>
    </style:style>
    <style:style style:name="ce18" style:family="table-cell" style:parent-style-name="Default" style:data-style-name="N133">
      <style:table-cell-properties fo:background-color="#bce4e5"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33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729fcf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ackground-color="#dcdcdc"/>
    </style:style>
    <style:style style:name="ce24" style:family="table-cell" style:parent-style-name="Default">
      <style:table-cell-properties fo:background-color="#faa61a" style:text-align-source="fix" style:repeat-content="false"/>
      <style:paragraph-properties fo:text-align="center" fo:margin-left="0pt"/>
    </style:style>
    <style:style style:name="ce40" style:family="table-cell" style:parent-style-name="Default">
      <style:table-cell-properties fo:background-color="#faa61a" style:text-align-source="fix" style:repeat-content="false"/>
      <style:paragraph-properties fo:text-align="start" fo:margin-left="0pt"/>
    </style:style>
    <style:style style:name="ce26" style:family="table-cell" style:parent-style-name="Default">
      <style:table-cell-properties fo:background-color="#faa61a"/>
    </style:style>
    <style:style style:name="ce27" style:family="table-cell" style:parent-style-name="Default">
      <style:table-cell-properties fo:background-color="#dcdcdc" style:text-align-source="fix" style:repeat-content="false"/>
      <style:paragraph-properties fo:text-align="start" fo:margin-left="0pt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9" style:family="table-cell" style:parent-style-name="Default">
      <style:table-cell-properties fo:background-color="#e9967a" style:text-align-source="value-type" style:repeat-content="false"/>
      <style:paragraph-properties fo:margin-left="0pt"/>
    </style:style>
    <style:style style:name="ce30" style:family="table-cell" style:parent-style-name="Default">
      <style:table-cell-properties style:text-align-source="value-type" style:repeat-content="false"/>
      <style:paragraph-properties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shapes>
          <draw:frame draw:z-index="0" draw:style-name="gr1" draw:text-style-name="P1" svg:width="720pt" svg:height="402.49pt" svg:x="1084.96pt" svg:y="7.68pt">
            <draw:object draw:notify-on-update-of-ranges="Data.A2:Data.A50 Data.A2:Data.A50 Data.D1:Data.D1 Data.D2:Data.D50 Data.A2:Data.A50 Data.H1:Data.H1 Data.H2:Data.H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720pt" svg:height="402.49pt" svg:x="1084.65pt" svg:y="437.27pt">
            <draw:object draw:notify-on-update-of-ranges="Data.A2:Data.A50 Data.A2:Data.A50 Data.G1:Data.G1 Data.G2:Data.G50 Data.A2:Data.A50 Data.H1:Data.H1 Data.H2:Data.H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720pt" svg:height="402.49pt" svg:x="1087.4pt" svg:y="852.75pt">
            <draw:object draw:notify-on-update-of-ranges="Data.A2:Data.A50 Data.D1:Data.D1 Data.D2:Data.D50 Data.G1:Data.G1 Data.G2:Data.G50 Data.H1:Data.H1 Data.H2:Data.H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7"/>
        <table:table-column table:style-name="co1" table:number-columns-repeated="2" table:default-cell-style-name="ce1"/>
        <table:table-column table:style-name="co1" table:default-cell-style-name="ce11"/>
        <table:table-column table:style-name="co1" table:number-columns-repeated="2" table:default-cell-style-name="ce3"/>
        <table:table-column table:style-name="co1" table:default-cell-style-name="ce15"/>
        <table:table-column table:style-name="co1" table:default-cell-style-name="ce4"/>
        <table:table-column table:style-name="co2" table:default-cell-style-name="ce18"/>
        <table:table-column table:style-name="co3" table:default-cell-style-name="ce5"/>
        <table:table-row table:style-name="ro1">
          <table:table-cell office:value-type="string" calcext:value-type="string">
            <text:p>Date</text:p>
          </table:table-cell>
          <table:table-cell table:style-name="ce13" office:value-type="string" calcext:value-type="string" table:number-columns-spanned="2" table:number-rows-spanned="1">
            <text:p>Sleep Hours and Minutes</text:p>
          </table:table-cell>
          <table:covered-table-cell table:style-name="ce13"/>
          <table:table-cell office:value-type="string" calcext:value-type="string">
            <text:p>Sleep</text:p>
          </table:table-cell>
          <table:table-cell table:style-name="ce20" office:value-type="string" calcext:value-type="string" table:number-columns-spanned="2" table:number-rows-spanned="1">
            <text:p>Exercise Hours</text:p>
          </table:table-cell>
          <table:covered-table-cell table:style-name="ce20"/>
          <table:table-cell office:value-type="string" calcext:value-type="string">
            <text:p>Exercise</text:p>
          </table:table-cell>
          <table:table-cell office:value-type="string" calcext:value-type="string">
            <text:p>Study Score</text:p>
          </table:table-cell>
          <table:table-cell office:value-type="string" calcext:value-type="string">
            <text:p>Weather Temperatu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office:value-type="string" calcext:value-type="string">
            <text:p>Minutes</text:p>
          </table:table-cell>
          <table:table-cell/>
          <table:table-cell office:value-type="string" calcext:value-type="string">
            <text:p>Hours</text:p>
          </table:table-cell>
          <table:table-cell office:value-type="string" calcext:value-type="string">
            <text:p>Minutes</text:p>
          </table:table-cell>
          <table:table-cell table:number-columns-repeated="4"/>
        </table:table-row>
        <table:table-row table:style-name="ro1">
          <table:table-cell table:style-name="ce8" office:value-type="date" office:date-value="2020-02-28" calcext:value-type="date">
            <text:p>02/28/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2" table:formula="of:=[.B3]+[.C3]/60" office:value-type="float" office:value="7" calcext:value-type="float">
            <text:p>7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[.E3]+[.F3]/60" office:value-type="float" office:value="1" calcext:value-type="float">
            <text:p>1.0</text:p>
          </table:table-cell>
          <table:table-cell office:value-type="float" office:value="3.7" calcext:value-type="float">
            <text:p>3.7</text:p>
          </table:table-cell>
          <table:table-cell table:number-columns-repeated="2"/>
        </table:table-row>
        <table:table-row table:style-name="ro1">
          <table:table-cell table:style-name="ce8" office:value-type="date" office:date-value="2020-02-29" calcext:value-type="date">
            <text:p>02/29/2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12" table:formula="of:=[.B4]+[.C4]/60" office:value-type="float" office:value="5.5" calcext:value-type="float">
            <text:p>5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[.E4]+[.F4]/60" office:value-type="float" office:value="0" calcext:value-type="float">
            <text:p>0.0</text:p>
          </table:table-cell>
          <table:table-cell office:value-type="float" office:value="3" calcext:value-type="float">
            <text:p>3.0</text:p>
          </table:table-cell>
          <table:table-cell table:number-columns-repeated="2"/>
        </table:table-row>
        <table:table-row table:style-name="ro1">
          <table:table-cell table:style-name="ce8" office:value-type="date" office:date-value="2020-03-01" calcext:value-type="date">
            <text:p>03/01/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2" table:formula="of:=[.B5]+[.C5]/60" office:value-type="float" office:value="8.16666666666667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16" table:formula="of:=[.E5]+[.F5]/60" office:value-type="float" office:value="1.5" calcext:value-type="float">
            <text:p>1.5</text:p>
          </table:table-cell>
          <table:table-cell office:value-type="float" office:value="4.4" calcext:value-type="float">
            <text:p>4.4</text:p>
          </table:table-cell>
          <table:table-cell table:number-columns-repeated="2"/>
        </table:table-row>
        <table:table-row table:style-name="ro1">
          <table:table-cell table:style-name="ce8" office:value-type="date" office:date-value="2020-03-02" calcext:value-type="date">
            <text:p>03/02/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2" table:formula="of:=[.B6]+[.C6]/60" office:value-type="float" office:value="6" calcext:value-type="float">
            <text:p>6.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6" table:formula="of:=[.E6]+[.F6]/60" office:value-type="float" office:value="1.33333333333333" calcext:value-type="float">
            <text:p>1.3</text:p>
          </table:table-cell>
          <table:table-cell office:value-type="float" office:value="3.9" calcext:value-type="float">
            <text:p>3.9</text:p>
          </table:table-cell>
          <table:table-cell table:number-columns-repeated="2"/>
        </table:table-row>
        <table:table-row table:style-name="ro1">
          <table:table-cell table:style-name="ce8" office:value-type="date" office:date-value="2020-03-03" calcext:value-type="date">
            <text:p>03/03/2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style-name="ce12" table:formula="of:=[.B7]+[.C7]/60" office:value-type="float" office:value="6.66666666666667" calcext:value-type="float">
            <text:p>6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[.E7]+[.F7]/60" office:value-type="float" office:value="1" calcext:value-type="float">
            <text:p>1.0</text:p>
          </table:table-cell>
          <table:table-cell office:value-type="float" office:value="4.3" calcext:value-type="float">
            <text:p>4.3</text:p>
          </table:table-cell>
          <table:table-cell table:number-columns-repeated="2"/>
        </table:table-row>
        <table:table-row table:style-name="ro1">
          <table:table-cell table:style-name="ce8" office:value-type="date" office:date-value="2020-03-04" calcext:value-type="date">
            <text:p>03/04/2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12" table:formula="of:=[.B8]+[.C8]/60"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16" table:formula="of:=[.E8]+[.F8]/60" office:value-type="float" office:value="0.833333333333333" calcext:value-type="float">
            <text:p>0.8</text:p>
          </table:table-cell>
          <table:table-cell office:value-type="float" office:value="3.5" calcext:value-type="float">
            <text:p>3.5</text:p>
          </table:table-cell>
          <table:table-cell office:value-type="float" office:value="50" calcext:value-type="float">
            <text:p>50.0</text:p>
          </table:table-cell>
          <table:table-cell/>
        </table:table-row>
        <table:table-row table:style-name="ro1">
          <table:table-cell table:style-name="ce8" office:value-type="date" office:date-value="2020-03-05" calcext:value-type="date">
            <text:p>03/05/2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12" table:formula="of:=[.B9]+[.C9]/60" office:value-type="float" office:value="5.5" calcext:value-type="float">
            <text:p>5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[.E9]+[.F9]/60" office:value-type="float" office:value="0" calcext:value-type="float">
            <text:p>0.0</text:p>
          </table:table-cell>
          <table:table-cell office:value-type="float" office:value="5" calcext:value-type="float">
            <text:p>5.0</text:p>
          </table:table-cell>
          <table:table-cell office:value-type="float" office:value="52" calcext:value-type="float">
            <text:p>52.0</text:p>
          </table:table-cell>
          <table:table-cell/>
        </table:table-row>
        <table:table-row table:style-name="ro1">
          <table:table-cell table:style-name="ce8" office:value-type="date" office:date-value="2020-03-06" calcext:value-type="date">
            <text:p>03/06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07" calcext:value-type="date">
            <text:p>03/07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08" calcext:value-type="date">
            <text:p>03/08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09" calcext:value-type="date">
            <text:p>03/09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10" calcext:value-type="date">
            <text:p>03/10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11" calcext:value-type="date">
            <text:p>03/11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12" calcext:value-type="date">
            <text:p>03/12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13" calcext:value-type="date">
            <text:p>03/13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14" calcext:value-type="date">
            <text:p>03/14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15" calcext:value-type="date">
            <text:p>03/15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16" calcext:value-type="date">
            <text:p>03/16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17" calcext:value-type="date">
            <text:p>03/17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18" calcext:value-type="date">
            <text:p>03/18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19" calcext:value-type="date">
            <text:p>03/19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20" calcext:value-type="date">
            <text:p>03/20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21" calcext:value-type="date">
            <text:p>03/21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22" calcext:value-type="date">
            <text:p>03/22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23" calcext:value-type="date">
            <text:p>03/23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24" calcext:value-type="date">
            <text:p>03/24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25" calcext:value-type="date">
            <text:p>03/25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26" calcext:value-type="date">
            <text:p>03/26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27" calcext:value-type="date">
            <text:p>03/27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28" calcext:value-type="date">
            <text:p>03/28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29" calcext:value-type="date">
            <text:p>03/29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30" calcext:value-type="date">
            <text:p>03/30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31" calcext:value-type="date">
            <text:p>03/31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4-01" calcext:value-type="date">
            <text:p>04/01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4-02" calcext:value-type="date">
            <text:p>04/02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4-03" calcext:value-type="date">
            <text:p>04/03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4-04" calcext:value-type="date">
            <text:p>04/04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4-05" calcext:value-type="date">
            <text:p>04/05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4-06" calcext:value-type="date">
            <text:p>04/06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4-07" calcext:value-type="date">
            <text:p>04/07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4-08" calcext:value-type="date">
            <text:p>04/08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4-09" calcext:value-type="date">
            <text:p>04/09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4-10" calcext:value-type="date">
            <text:p>04/10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4-11" calcext:value-type="date">
            <text:p>04/11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4-12" calcext:value-type="date">
            <text:p>04/12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4-13" calcext:value-type="date">
            <text:p>04/13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4-14" calcext:value-type="date">
            <text:p>04/14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4-15" calcext:value-type="date">
            <text:p>04/15/20</text:p>
          </table:table-cell>
          <table:table-cell table:number-columns-repeated="9"/>
        </table:table-row>
        <table:table-row table:style-name="ro1" table:number-rows-repeated="104852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tudy Scores" table:style-name="ta1">
        <table:table-column table:style-name="co1" table:number-columns-repeated="10" table:default-cell-style-name="ce1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Time</text:p>
          </table:table-cell>
          <table:table-cell office:value-type="string" calcext:value-type="string" table:number-columns-spanned="2" table:number-rows-spanned="1">
            <text:p>Time Record</text:p>
          </table:table-cell>
          <table:covered-table-cell/>
          <table:table-cell office:value-type="string" calcext:value-type="string">
            <text:p>weight</text:p>
          </table:table-cell>
          <table:table-cell office:value-type="string" calcext:value-type="string">
            <text:p>Total Level</text:p>
          </table:table-cell>
          <table:table-cell office:value-type="string" calcext:value-type="string">
            <text:p>Finished Level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otal Scor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Hours</text:p>
          </table:table-cell>
          <table:table-cell office:value-type="string" calcext:value-type="string">
            <text:p>Minutes</text:p>
          </table:table-cell>
          <table:table-cell table:number-columns-repeated="6"/>
        </table:table-row>
        <table:table-row table:style-name="ro1">
          <table:table-cell table:style-name="ce2" office:value-type="date" office:date-value="2020-02-28" calcext:value-type="date">
            <text:p>02/28/20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table:style-name="ce5" table:formula="of:=(([.C3]+([.D3]/60)*1)/[.B3]*[.E3]+[.G3]/[.F3]*[.H3])*[.I3]" office:value-type="float" office:value="3.72777777777778" calcext:value-type="float">
            <text:p>3.7</text:p>
          </table:table-cell>
        </table:table-row>
        <table:table-row table:style-name="ro1">
          <table:table-cell table:style-name="ce2" office:value-type="date" office:date-value="2020-02-29" calcext:value-type="date">
            <text:p>02/29/20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table:style-name="ce5" table:formula="of:=(([.C4]+([.D4]/60)*1)/[.B4]*[.E4]+[.G4]/[.F4]*[.H4])*[.I4]" office:value-type="float" office:value="2.95" calcext:value-type="float">
            <text:p>3.0</text:p>
          </table:table-cell>
        </table:table-row>
        <table:table-row table:style-name="ro1">
          <table:table-cell table:style-name="ce2" office:value-type="date" office:date-value="2020-03-01" calcext:value-type="date">
            <text:p>03/01/20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table:style-name="ce5" table:formula="of:=(([.C5]+([.D5]/60)*1)/[.B5]*[.E5]+[.G5]/[.F5]*[.H5])*[.I5]" office:value-type="float" office:value="4.41666666666667" calcext:value-type="float">
            <text:p>4.4</text:p>
          </table:table-cell>
        </table:table-row>
        <table:table-row table:style-name="ro1">
          <table:table-cell table:style-name="ce2" office:value-type="date" office:date-value="2020-03-02" calcext:value-type="date">
            <text:p>03/02/20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table:style-name="ce5" table:formula="of:=(([.C6]+([.D6]/60)*1)/[.B6]*[.E6]+[.G6]/[.F6]*[.H6])*[.I6]" office:value-type="float" office:value="3.92222222222222" calcext:value-type="float">
            <text:p>3.9</text:p>
          </table:table-cell>
        </table:table-row>
        <table:table-row table:style-name="ro1">
          <table:table-cell table:style-name="ce2" office:value-type="date" office:date-value="2020-03-03" calcext:value-type="date">
            <text:p>03/03/20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table:style-name="ce5" table:formula="of:=(([.C7]+([.D7]/60)*1)/[.B7]*[.E7]+[.G7]/[.F7]*[.H7])*[.I7]" office:value-type="float" office:value="4.31111111111111" calcext:value-type="float">
            <text:p>4.3</text:p>
          </table:table-cell>
        </table:table-row>
        <table:table-row table:style-name="ro1">
          <table:table-cell table:style-name="ce2" office:value-type="date" office:date-value="2020-03-04" calcext:value-type="date">
            <text:p>03/04/20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table:style-name="ce5" table:formula="of:=(([.C8]+([.D8]/60)*1)/[.B8]*[.E8]+[.G8]/[.F8]*[.H8])*[.I8]" office:value-type="float" office:value="3.53333333333333" calcext:value-type="float">
            <text:p>3.5</text:p>
          </table:table-cell>
        </table:table-row>
        <table:table-row table:style-name="ro1">
          <table:table-cell table:style-name="ce2" office:value-type="date" office:date-value="2020-03-05" calcext:value-type="date">
            <text:p>03/05/20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table:style-name="ce5" table:formula="of:=(([.C9]+([.D9]/60)*1)/[.B9]*[.E9]+[.G9]/[.F9]*[.H9])*[.I9]" office:value-type="float" office:value="5" calcext:value-type="float">
            <text:p>5.0</text:p>
          </table:table-cell>
        </table:table-row>
        <table:table-row table:style-name="ro1">
          <table:table-cell table:style-name="ce2" office:value-type="date" office:date-value="2020-03-06" calcext:value-type="date">
            <text:p>03/06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07" calcext:value-type="date">
            <text:p>03/07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08" calcext:value-type="date">
            <text:p>03/08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09" calcext:value-type="date">
            <text:p>03/09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10" calcext:value-type="date">
            <text:p>03/10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11" calcext:value-type="date">
            <text:p>03/11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12" calcext:value-type="date">
            <text:p>03/12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13" calcext:value-type="date">
            <text:p>03/13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14" calcext:value-type="date">
            <text:p>03/14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15" calcext:value-type="date">
            <text:p>03/15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16" calcext:value-type="date">
            <text:p>03/16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17" calcext:value-type="date">
            <text:p>03/17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18" calcext:value-type="date">
            <text:p>03/18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19" calcext:value-type="date">
            <text:p>03/19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20" calcext:value-type="date">
            <text:p>03/20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21" calcext:value-type="date">
            <text:p>03/21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22" calcext:value-type="date">
            <text:p>03/22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23" calcext:value-type="date">
            <text:p>03/23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24" calcext:value-type="date">
            <text:p>03/24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25" calcext:value-type="date">
            <text:p>03/25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26" calcext:value-type="date">
            <text:p>03/26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27" calcext:value-type="date">
            <text:p>03/27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28" calcext:value-type="date">
            <text:p>03/28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29" calcext:value-type="date">
            <text:p>03/29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30" calcext:value-type="date">
            <text:p>03/30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31" calcext:value-type="date">
            <text:p>03/31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4-01" calcext:value-type="date">
            <text:p>04/01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4-02" calcext:value-type="date">
            <text:p>04/02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4-03" calcext:value-type="date">
            <text:p>04/03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4-05" calcext:value-type="date">
            <text:p>04/05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4-06" calcext:value-type="date">
            <text:p>04/06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4-07" calcext:value-type="date">
            <text:p>04/07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4-08" calcext:value-type="date">
            <text:p>04/08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4-09" calcext:value-type="date">
            <text:p>04/09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4-10" calcext:value-type="date">
            <text:p>04/10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4-11" calcext:value-type="date">
            <text:p>04/11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4-12" calcext:value-type="date">
            <text:p>04/12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4-13" calcext:value-type="date">
            <text:p>04/13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4-14" calcext:value-type="date">
            <text:p>04/14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4-15" calcext:value-type="date">
            <text:p>04/15/20</text:p>
          </table:table-cell>
          <table:table-cell table:style-name="ce2"/>
          <table:table-cell table:number-columns-repeated="8"/>
        </table:table-row>
        <table:table-row table:style-name="ro1" table:number-rows-repeated="104852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tudy Score Guide" table:style-name="ta1">
        <table:table-column table:style-name="co3" table:default-cell-style-name="ce15"/>
        <table:table-column table:style-name="co3" table:number-columns-repeated="4" table:default-cell-style-name="ce40"/>
        <table:table-row table:style-name="ro1">
          <table:table-cell table:style-name="ce22" office:value-type="string" calcext:value-type="string" table:number-columns-spanned="5" table:number-rows-spanned="1">
            <text:p>Study Score Guide</text:p>
          </table:table-cell>
          <table:covered-table-cell table:number-columns-repeated="4" table:style-name="ce23"/>
        </table:table-row>
        <table:table-row table:style-name="ro1">
          <table:table-cell office:value-type="string" calcext:value-type="string">
            <text:p>Scores</text:p>
          </table:table-cell>
          <table:table-cell table:style-name="ce24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24"/>
        </table:table-row>
        <table:table-row table:style-name="ro1">
          <table:table-cell office:value-type="string" calcext:value-type="string">
            <text:p>0-1</text:p>
          </table:table-cell>
          <table:table-cell office:value-type="string" calcext:value-type="string" table:number-columns-spanned="4" table:number-rows-spanned="1">
            <text:p>Very Bad – Low Efficiency (Most Time Wasted)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 table:number-columns-spanned="4" table:number-rows-spanned="1">
            <text:p>Bad – Medium-Low Efficiency 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 table:number-columns-spanned="4" table:number-rows-spanned="1">
            <text:p>Not So Bad – Medium Efficiency (Half of Time Wasted) 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3-4</text:p>
          </table:table-cell>
          <table:table-cell office:value-type="string" calcext:value-type="string" table:number-columns-spanned="4" table:number-rows-spanned="1">
            <text:p>Normal – Medium-High Efficiency 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4-5</text:p>
          </table:table-cell>
          <table:table-cell office:value-type="string" calcext:value-type="string" table:number-columns-spanned="4" table:number-rows-spanned="1">
            <text:p>Great – High Efficiency: Most Time Used</text:p>
          </table:table-cell>
          <table:covered-table-cell table:number-columns-repeated="3"/>
        </table:table-row>
      </table:table>
      <table:table table:name="Finished Level Guide" table:style-name="ta1"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ce22" office:value-type="string" calcext:value-type="string" table:number-columns-spanned="5" table:number-rows-spanned="1">
            <text:p>Study Finished Level Guide</text:p>
          </table:table-cell>
          <table:covered-table-cell table:number-columns-repeated="4" table:style-name="ce23"/>
        </table:table-row>
        <table:table-row table:style-name="ro1">
          <table:table-cell table:style-name="ce15" office:value-type="string" calcext:value-type="string">
            <text:p>Points</text:p>
          </table:table-cell>
          <table:table-cell table:style-name="ce24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26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40" office:value-type="string" calcext:value-type="string" table:number-columns-spanned="4" table:number-rows-spanned="1">
            <text:p>Finished <text:s/>0 ~20 <text:s text:c="4"/>percent of total work</text:p>
          </table:table-cell>
          <table:covered-table-cell table:number-columns-repeated="3" table:style-name="ce40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40" office:value-type="string" calcext:value-type="string" table:number-columns-spanned="4" table:number-rows-spanned="1">
            <text:p>Finished <text:s/>20 ~40 <text:s text:c="2"/>percent of total work</text:p>
          </table:table-cell>
          <table:covered-table-cell table:number-columns-repeated="3" table:style-name="ce40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40" office:value-type="string" calcext:value-type="string" table:number-columns-spanned="4" table:number-rows-spanned="1">
            <text:p>Finished <text:s/>40 ~60 <text:s text:c="2"/>percent of total work</text:p>
          </table:table-cell>
          <table:covered-table-cell table:number-columns-repeated="3" table:style-name="ce40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40" office:value-type="string" calcext:value-type="string" table:number-columns-spanned="4" table:number-rows-spanned="1">
            <text:p>Finished <text:s/>60 ~80 <text:s text:c="2"/>percent of total work</text:p>
          </table:table-cell>
          <table:covered-table-cell table:number-columns-repeated="3" table:style-name="ce40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40" office:value-type="string" calcext:value-type="string" table:number-columns-spanned="4" table:number-rows-spanned="1">
            <text:p>Finished <text:s/>80 ~100 percent of total work</text:p>
          </table:table-cell>
          <table:covered-table-cell table:number-columns-repeated="3" table:style-name="ce40"/>
        </table:table-row>
        <table:table-row table:style-name="ro1" table:number-rows-repeated="104856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hart" table:style-name="ta1">
        <table:table-column table:style-name="co3" table:default-cell-style-name="Default"/>
        <table:table-row table:style-name="ro1">
          <table:table-cell/>
        </table:table-row>
      </table:table>
      <table:table table:name="DataTool" table:style-name="ta1">
        <table:table-column table:style-name="co4" table:default-cell-style-name="ce28"/>
        <table:table-column table:style-name="co4" table:default-cell-style-name="ce30"/>
        <table:table-row table:style-name="ro1">
          <table:table-cell table:style-name="ce15" office:value-type="string" calcext:value-type="string">
            <text:p>Data</text:p>
          </table:table-cell>
          <table:table-cell table:style-name="ce11" office:value-type="string" calcext:value-type="string">
            <text:p>Gathering Tool</text:p>
          </table:table-cell>
        </table:table-row>
        <table:table-row table:style-name="ro1">
          <table:table-cell table:style-name="ce27" office:value-type="string" calcext:value-type="string">
            <text:p>Sleep Hours</text:p>
          </table:table-cell>
          <table:table-cell table:style-name="ce29" office:value-type="string" calcext:value-type="string">
            <text:p>Phone Timer</text:p>
          </table:table-cell>
        </table:table-row>
        <table:table-row table:style-name="ro1">
          <table:table-cell table:style-name="ce27" office:value-type="string" calcext:value-type="string">
            <text:p>Exercise Hours</text:p>
          </table:table-cell>
          <table:table-cell table:style-name="ce29" office:value-type="string" calcext:value-type="string">
            <text:p>Phone Timer</text:p>
          </table:table-cell>
        </table:table-row>
        <table:table-row table:style-name="ro1">
          <table:table-cell table:style-name="ce27" office:value-type="string" calcext:value-type="string">
            <text:p>Study Hours</text:p>
          </table:table-cell>
          <table:table-cell table:style-name="ce29" office:value-type="string" calcext:value-type="string">
            <text:p>Phone Timer</text:p>
          </table:table-cell>
        </table:table-row>
        <table:table-row table:style-name="ro1">
          <table:table-cell table:style-name="ce27" office:value-type="string" calcext:value-type="string">
            <text:p>Finished Level</text:p>
          </table:table-cell>
          <table:table-cell table:style-name="ce29" office:value-type="string" calcext:value-type="string">
            <text:p>Calculator</text:p>
          </table:table-cell>
        </table:table-row>
        <table:table-row table:style-name="ro1">
          <table:table-cell table:style-name="ce27" office:value-type="string" calcext:value-type="string">
            <text:p>Weather Condition</text:p>
          </table:table-cell>
          <table:table-cell table:style-name="ce29" office:value-type="string" calcext:value-type="string">
            <text:p>Openweathermap API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7" table:style-name="ta1">
        <table:table-column table:style-name="co5" table:default-cell-style-name="ce7"/>
        <table:table-column table:style-name="co5" table:number-columns-repeated="7" table:default-cell-style-name="ce1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Total</text:p>
          </table:table-cell>
          <table:table-cell office:value-type="string" calcext:value-type="string">
            <text:p>TimeEffective </text:p>
          </table:table-cell>
          <table:table-cell office:value-type="string" calcext:value-type="string">
            <text:p>FinishedLevelTotal</text:p>
          </table:table-cell>
          <table:table-cell office:value-type="string" calcext:value-type="string">
            <text:p>FinishedLevel</text:p>
          </table:table-cell>
          <table:table-cell office:value-type="string" calcext:value-type="string">
            <text:p>SleepTime</text:p>
          </table:table-cell>
          <table:table-cell office:value-type="string" calcext:value-type="string">
            <text:p>ExerciseTime</text:p>
          </table:table-cell>
          <table:table-cell/>
        </table:table-row>
        <table:table-row table:style-name="ro1">
          <table:table-cell table:style-name="ce8" office:value-type="date" office:date-value="2020-02-28" calcext:value-type="date">
            <text:p>02/28/20</text:p>
          </table:table-cell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" office:value-type="date" office:date-value="2020-02-29" calcext:value-type="date">
            <text:p>02/29/20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" office:value-type="date" office:date-value="2020-03-01" calcext:value-type="date">
            <text:p>03/01/20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.2" calcext:value-type="float">
            <text:p>8.2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" office:value-type="date" office:date-value="2020-03-02" calcext:value-type="date">
            <text:p>03/02/20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" office:value-type="date" office:date-value="2020-03-03" calcext:value-type="date">
            <text:p>03/03/20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7" calcext:value-type="float">
            <text:p>6.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" office:value-type="date" office:date-value="2020-03-04" calcext:value-type="date">
            <text:p>03/04/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" office:value-type="date" office:date-value="2020-03-05" calcext:value-type="date">
            <text:p>03/05/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" office:value-type="date" office:date-value="2020-03-06" calcext:value-type="date">
            <text:p>03/06/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" office:value-type="date" office:date-value="2020-03-07" calcext:value-type="date">
            <text:p>03/07/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" office:value-type="date" office:date-value="2020-03-08" calcext:value-type="date">
            <text:p>03/08/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" office:value-type="date" office:date-value="2020-03-09" calcext:value-type="date">
            <text:p>03/09/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" office:value-type="date" office:date-value="2020-03-10" calcext:value-type="date">
            <text:p>03/10/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" office:value-type="date" office:date-value="2020-03-11" calcext:value-type="date">
            <text:p>03/11/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" office:value-type="date" office:date-value="2020-03-12" calcext:value-type="date">
            <text:p>03/12/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" office:value-type="date" office:date-value="2020-03-13" calcext:value-type="date">
            <text:p>03/13/20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" office:value-type="date" office:date-value="2020-03-14" calcext:value-type="date">
            <text:p>03/14/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" office:value-type="date" office:date-value="2020-03-15" calcext:value-type="date">
            <text:p>03/15/20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.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" office:value-type="date" office:date-value="2020-03-16" calcext:value-type="date">
            <text:p>03/16/20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" office:value-type="date" office:date-value="2020-03-17" calcext:value-type="date">
            <text:p>03/17/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" office:value-type="date" office:date-value="2020-03-18" calcext:value-type="date">
            <text:p>03/18/20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" office:value-type="date" office:date-value="2020-03-19" calcext:value-type="date">
            <text:p>03/19/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" office:value-type="date" office:date-value="2020-03-20" calcext:value-type="date">
            <text:p>03/20/20</text:p>
          </table:table-cell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" office:value-type="date" office:date-value="2020-03-21" calcext:value-type="date">
            <text:p>03/21/20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" office:value-type="date" office:date-value="2020-03-22" calcext:value-type="date">
            <text:p>03/22/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.3" calcext:value-type="float">
            <text:p>6.3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" office:value-type="date" office:date-value="2020-03-23" calcext:value-type="date">
            <text:p>03/23/2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" office:value-type="date" office:date-value="2020-03-24" calcext:value-type="date">
            <text:p>03/24/20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" office:value-type="date" office:date-value="2020-03-25" calcext:value-type="date">
            <text:p>03/25/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" office:value-type="date" office:date-value="2020-03-26" calcext:value-type="date">
            <text:p>03/26/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" office:value-type="date" office:date-value="2020-03-27" calcext:value-type="date">
            <text:p>03/27/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" office:value-type="date" office:date-value="2020-03-28" calcext:value-type="date">
            <text:p>03/28/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" office:value-type="date" office:date-value="2020-03-29" calcext:value-type="date">
            <text:p>03/29/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" office:value-type="date" office:date-value="2020-03-30" calcext:value-type="date">
            <text:p>03/30/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" office:value-type="date" office:date-value="2020-03-31" calcext:value-type="date">
            <text:p>03/31/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" office:value-type="date" office:date-value="2020-04-01" calcext:value-type="date">
            <text:p>04/01/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" office:value-type="date" office:date-value="2020-04-02" calcext:value-type="date">
            <text:p>04/02/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" office:value-type="date" office:date-value="2020-04-03" calcext:value-type="date">
            <text:p>04/03/20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" office:value-type="date" office:date-value="2020-04-04" calcext:value-type="date">
            <text:p>04/04/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" office:value-type="date" office:date-value="2020-04-05" calcext:value-type="date">
            <text:p>04/05/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" office:value-type="date" office:date-value="2020-04-06" calcext:value-type="date">
            <text:p>04/06/20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" office:value-type="date" office:date-value="2020-04-07" calcext:value-type="date">
            <text:p>04/07/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" office:value-type="date" office:date-value="2020-04-08" calcext:value-type="date">
            <text:p>04/08/20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" office:value-type="date" office:date-value="2020-04-09" calcext:value-type="date">
            <text:p>04/09/20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7" calcext:value-type="float">
            <text:p>6.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" office:value-type="date" office:date-value="2020-04-10" calcext:value-type="date">
            <text:p>04/10/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" office:value-type="date" office:date-value="2020-04-11" calcext:value-type="date">
            <text:p>04/11/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" office:value-type="date" office:date-value="2020-04-12" calcext:value-type="date">
            <text:p>04/12/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" office:value-type="date" office:date-value="2020-04-13" calcext:value-type="date">
            <text:p>04/13/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" office:value-type="date" office:date-value="2020-04-14" calcext:value-type="date">
            <text:p>04/14/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" office:value-type="date" office:date-value="2020-04-15" calcext:value-type="date">
            <text:p>04/15/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" office:value-type="date" office:date-value="2020-04-16" calcext:value-type="date">
            <text:p>04/16/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" office:value-type="date" office:date-value="2020-04-17" calcext:value-type="date">
            <text:p>04/17/20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104852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6:30:35.987284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6.0.7.3$Linux_X86_64 LibreOffice_project/00m0$Build-3</meta:generator>
    <meta:editing-cycles>0</meta:editing-cycles>
    <meta:editing-duration>P0D</meta:editing-duration>
    <meta:document-statistic meta:table-count="7" meta:cell-count="67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3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3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3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401cm" svg:height="14.2cm" xlink:href=".." xlink:type="simple" chart:class="chart:scatter" chart:column-mapping="0 1" chart:style-name="ch1">
        <chart:title svg:x="9.918cm" svg:y="0.42cm" chart:style-name="ch2">
          <text:p>Study Scores and Exercise</text:p>
        </chart:title>
        <chart:legend chart:legend-position="bottom" svg:x="9.939cm" svg:y="13.601cm" style:legend-expansion="wide" chart:style-name="ch3"/>
        <chart:plot-area chart:style-name="ch4" table:cell-range-address="Data.A2:Data.A50 Data.G1:Data.H50" chart:data-source-has-labels="both" svg:x="0.508cm" svg:y="1.483cm" svg:width="24.385cm" svg:height="11.65cm">
          <chartooo:coordinate-region svg:x="1.235cm" svg:y="1.682cm" svg:width="22.995cm" svg:height="10.804cm"/>
          <chart:axis chart:dimension="x" chart:name="primary-x" chart:style-name="ch5" chartooo:axis-type="auto">
            <chart:categories table:cell-range-address="Data.A2:Data.A5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ta.G2:Data.G50" chart:label-cell-address="Data.G1:Data.G1" chart:class="chart:scatter">
            <chart:domain table:cell-range-address="Data.A2:Data.A50"/>
            <chart:data-point chart:repeated="49"/>
          </chart:series>
          <chart:series chart:style-name="ch9" chart:values-cell-range-address="Data.H2:Data.H50" chart:label-cell-address="Data.H1:Data.H1" chart:class="chart:scatte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xercise</text:p>
                <draw:g>
                  <svg:desc>Data.G1:Data.G1</svg:desc>
                </draw:g>
              </table:table-cell>
              <table:table-cell office:value-type="string">
                <text:p>Study Score</text:p>
                <draw:g>
                  <svg:desc>Data.H1:Dat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ata.A2:Data.A50</svg:desc>
                </draw:g>
              </table:table-cell>
              <table:table-cell office:value-type="float" office:value="NaN">
                <text:p>NaN</text:p>
                <draw:g>
                  <svg:desc>Data.A2:Data.A50</svg:desc>
                </draw:g>
              </table:table-cell>
              <table:table-cell office:value-type="float" office:value="NaN">
                <text:p>NaN</text:p>
                <draw:g>
                  <svg:desc>Data.G2:Data.G50</svg:desc>
                </draw:g>
              </table:table-cell>
              <table:table-cell office:value-type="float" office:value="NaN">
                <text:p>NaN</text:p>
                <draw:g>
                  <svg:desc>Data.H2:Data.H50</svg:desc>
                </draw:g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43889">
                <text:p>43889</text:p>
              </table:table-cell>
              <table:table-cell office:value-type="float" office:value="1">
                <text:p>1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43890">
                <text:p>4389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1.5">
                <text:p>1.5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1">
                <text:p>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3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33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33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33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14.2cm" xlink:href=".." xlink:type="simple" chart:class="chart:bar" chart:style-name="ch1">
        <chart:title svg:x="9.23cm" svg:y="0.42cm" chart:style-name="ch2">
          <text:p>Study Scores, Sleep and Exercise</text:p>
        </chart:title>
        <chart:legend chart:legend-position="bottom" svg:x="8.935cm" svg:y="13.601cm" style:legend-expansion="wide" chart:style-name="ch3"/>
        <chart:plot-area chart:style-name="ch4" table:cell-range-address="Data.A2:Data.A50 Data.D1:Data.D50 Data.G1:Data.H50" chart:data-source-has-labels="both" svg:x="0.508cm" svg:y="1.482cm" svg:width="23.703cm" svg:height="11.649cm">
          <chartooo:coordinate-region svg:x="1.235cm" svg:y="1.681cm" svg:width="22.976cm" svg:height="10.803cm"/>
          <chart:axis chart:dimension="x" chart:name="primary-x" chart:style-name="ch5" chartooo:axis-type="auto">
            <chartooo:date-scale/>
            <chart:categories table:cell-range-address="Data.A2:Data.A5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ta.D2:Data.D50" chart:label-cell-address="Data.D1:Data.D1" chart:class="chart:bar">
            <chart:data-point chart:repeated="49"/>
          </chart:series>
          <chart:series chart:style-name="ch9" chart:values-cell-range-address="Data.G2:Data.G50" chart:label-cell-address="Data.G1:Data.G1" chart:class="chart:bar">
            <chart:data-point chart:repeated="49"/>
          </chart:series>
          <chart:series chart:style-name="ch10" chart:values-cell-range-address="Data.H2:Data.H50" chart:label-cell-address="Data.H1:Data.H1" chart:class="chart:line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eep</text:p>
                <draw:g>
                  <svg:desc>Data.D1:Data.D1</svg:desc>
                </draw:g>
              </table:table-cell>
              <table:table-cell office:value-type="string">
                <text:p>Exercise</text:p>
                <draw:g>
                  <svg:desc>Data.G1:Data.G1</svg:desc>
                </draw:g>
              </table:table-cell>
              <table:table-cell office:value-type="string">
                <text:p>Study Score</text:p>
                <draw:g>
                  <svg:desc>Data.H1:Dat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ata.A2:Data.A50</svg:desc>
                </draw:g>
              </table:table-cell>
              <table:table-cell office:value-type="float" office:value="NaN">
                <text:p>NaN</text:p>
                <draw:g>
                  <svg:desc>Data.D2:Data.D50</svg:desc>
                </draw:g>
              </table:table-cell>
              <table:table-cell office:value-type="float" office:value="NaN">
                <text:p>NaN</text:p>
                <draw:g>
                  <svg:desc>Data.G2:Data.G50</svg:desc>
                </draw:g>
              </table:table-cell>
              <table:table-cell office:value-type="float" office:value="NaN">
                <text:p>NaN</text:p>
                <draw:g>
                  <svg:desc>Data.H2:Data.H50</svg:desc>
                </draw:g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1.5">
                <text:p>1.5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6">
                <text:p>6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1">
                <text:p>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6.5">
                <text:p>6.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3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3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3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401cm" svg:height="14.2cm" xlink:href=".." xlink:type="simple" chart:class="chart:scatter" chart:column-mapping="0 1" chart:style-name="ch1">
        <chart:title svg:x="10.235cm" svg:y="0.42cm" chart:style-name="ch2">
          <text:p>Study Scores and Sleep</text:p>
        </chart:title>
        <chart:legend chart:legend-position="bottom" svg:x="10.177cm" svg:y="13.601cm" style:legend-expansion="wide" chart:style-name="ch3"/>
        <chart:plot-area chart:style-name="ch4" table:cell-range-address="Data.A2:Data.A50 Data.D1:Data.D50 Data.H1:Data.H50" chart:data-source-has-labels="both" svg:x="0.508cm" svg:y="1.483cm" svg:width="24.385cm" svg:height="11.65cm">
          <chartooo:coordinate-region svg:x="1.235cm" svg:y="1.682cm" svg:width="22.995cm" svg:height="10.804cm"/>
          <chart:axis chart:dimension="x" chart:name="primary-x" chart:style-name="ch5" chartooo:axis-type="auto">
            <chart:categories table:cell-range-address="Data.A2:Data.A5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ta.D2:Data.D50" chart:label-cell-address="Data.D1:Data.D1" chart:class="chart:scatter">
            <chart:domain table:cell-range-address="Data.A2:Data.A50"/>
            <chart:data-point chart:repeated="49"/>
          </chart:series>
          <chart:series chart:style-name="ch9" chart:values-cell-range-address="Data.H2:Data.H50" chart:label-cell-address="Data.H1:Data.H1" chart:class="chart:scatte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leep</text:p>
                <draw:g>
                  <svg:desc>Data.D1:Data.D1</svg:desc>
                </draw:g>
              </table:table-cell>
              <table:table-cell office:value-type="string">
                <text:p>Study Score</text:p>
                <draw:g>
                  <svg:desc>Data.H1:Dat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ata.A2:Data.A50</svg:desc>
                </draw:g>
              </table:table-cell>
              <table:table-cell office:value-type="float" office:value="NaN">
                <text:p>NaN</text:p>
                <draw:g>
                  <svg:desc>Data.A2:Data.A50</svg:desc>
                </draw:g>
              </table:table-cell>
              <table:table-cell office:value-type="float" office:value="NaN">
                <text:p>NaN</text:p>
                <draw:g>
                  <svg:desc>Data.D2:Data.D50</svg:desc>
                </draw:g>
              </table:table-cell>
              <table:table-cell office:value-type="float" office:value="NaN">
                <text:p>NaN</text:p>
                <draw:g>
                  <svg:desc>Data.H2:Data.H50</svg:desc>
                </draw:g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43889">
                <text:p>43889</text:p>
              </table:table-cell>
              <table:table-cell office:value-type="float" office:value="7">
                <text:p>7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43890">
                <text:p>43890</text:p>
              </table:table-cell>
              <table:table-cell office:value-type="float" office:value="5.5">
                <text:p>5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6">
                <text:p>6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6.5">
                <text:p>6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5.5">
                <text:p>5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